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style:border-line-width-bottom="0.0008in 0.0138in 0.0008in" fo:padding="0.0291in" fo:border-left="none" fo:border-right="none" fo:border-top="none" fo:border-bottom="0.0154in double #000000" style:join-border="false"/>
    </style:style>
    <style:style style:name="P2" style:family="paragraph" style:parent-style-name="Standard">
      <style:text-properties fo:language="en" fo:country="US"/>
    </style:style>
    <style:style style:name="P3" style:family="paragraph" style:parent-style-name="Standard" style:list-style-name="L1"/>
    <style:style style:name="P4" style:family="paragraph" style:parent-style-name="Standard" style:list-style-name="L2">
      <style:text-properties fo:language="en" fo:country="US"/>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list-style-name="L2">
      <style:text-properties fo:language="en" fo:country="US" fo:font-weight="normal" style:font-weight-asian="normal" style:font-weight-complex="normal"/>
    </style:style>
    <style:style style:name="P7" style:family="paragraph" style:parent-style-name="Standard" style:list-style-name="L3">
      <style:text-properties fo:language="en" fo:country="US" fo:font-weight="normal" style:font-weight-asian="normal" style:font-weight-complex="normal"/>
    </style:style>
    <style:style style:name="P8" style:family="paragraph" style:parent-style-name="Standard" style:list-style-name="L4">
      <style:text-properties fo:language="en" fo:country="US" fo:font-weight="normal" style:font-weight-asian="normal" style:font-weight-complex="normal"/>
    </style:style>
    <style:style style:name="P9" style:family="paragraph" style:parent-style-name="Standard">
      <style:text-properties fo:language="en" fo:country="US" fo:font-weight="bold" style:font-weight-asian="bold" style:font-weight-complex="bold"/>
    </style:style>
    <style:style style:name="P10" style:family="paragraph" style:parent-style-name="Standard" style:list-style-name="L2">
      <style:text-properties fo:language="en" fo:country="US" fo:font-weight="bold" style:font-weight-asian="bold" style:font-weight-complex="bold"/>
    </style:style>
    <style:style style:name="P11" style:family="paragraph" style:parent-style-name="Standard" style:list-style-name="L2">
      <style:text-properties fo:font-weight="bold" style:font-weight-asian="bold" style:font-weight-complex="bold"/>
    </style:style>
    <style:style style:name="T1" style:family="text">
      <style:text-properties fo:language="en" fo:country="US"/>
    </style:style>
    <style:style style:name="T2" style:family="text">
      <style:text-properties fo:language="en" fo:country="US" fo:font-weight="normal" style:font-weight-asian="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RESEARCH:</text:p>
      <text:p text:style-name="Standard"/>
      <text:p text:style-name="Standard">POINT_WHY: Children within a certain age group are not allowed to use headsets. Creating VR content requiring headsets would isolate them.</text:p>
      <text:p text:style-name="Standard"/>
      <text:p text:style-name="Standard">POINT_SOLUTION: Creating content that doesn't require headset. But can use existing technology at their disposal.</text:p>
      <text:p text:style-name="Standard"/>
      <text:p text:style-name="Standard">PONIT_RESEARCH: <text:a xlink:type="simple" xlink:href="https://www.youtube.com/watch?v=nkBZlx4Tkpc" text:style-name="Internet_20_link" text:visited-style-name="Visited_20_Internet_20_Link">https://www.youtube.com/watch?v=nkBZlx4Tkpc</text:a></text:p>
      <text:p text:style-name="Standard">Creating virtual reality training without using headset.</text:p>
      <text:p text:style-name="Standard"/>
      <text:p text:style-name="Standard">Mobile</text:p>
      <text:p text:style-name="Standard">Desktop</text:p>
      <text:p text:style-name="Standard"/>
      <text:p text:style-name="Standard">Scalability across location</text:p>
      <text:p text:style-name="Standard">and cost – direct reasons linked to my wanting to use headsetless technology.</text:p>
      <text:p text:style-name="Standard"/>
      <text:p text:style-name="Standard">Mobile VR experience: This could include phones or tablets. You can move around in the scene and interact by touching the screen</text:p>
      <text:p text:style-name="Standard"/>
      <text:p text:style-name="Standard">Limitations: <text:s/>Small screen size, less immerstiveness, Need to have a device that is compatible with the program.</text:p>
      <text:p text:style-name="Standard"/>
      <text:p text:style-name="Standard"/>
      <text:p text:style-name="Standard">Desktop VR experience: Not as immersive, limited functionality with mouse and keyboard, compatibility issues.</text:p>
      <text:p text:style-name="Standard"/>
      <text:p text:style-name="P1"/>
      <text:p text:style-name="Standard">UwVR Work:</text:p>
      <text:p text:style-name="Standard"/>
      <text:p text:style-name="Standard"/>
      <text:p text:style-name="Standard">Reviewing available resources there are a number of available ways to create VR for web.</text:p>
      <text:p text:style-name="Standard"/>
      <text:p text:style-name="Standard">I will focus on Unity and WebVR. Seeing as we were taught unity in class. </text:p>
      <text:p text:style-name="Standard"/>
      <text:p text:style-name="Standard">MAIN EXPERIMENT: Create an interactive 3D content for WebVr, that will have pop-up icons for more information and learning. Users should be able to rotate, zoom, and pan around the 3D model.</text:p>
      <text:p text:style-name="Standard"/>
      <text:p text:style-name="Standard">More advanced features include:</text:p>
      <text:list xml:id="list1604920326095161549" text:style-name="L1">
        <text:list-item>
          <text:p text:style-name="P3">Selecting certain aspects of the model</text:p>
        </text:list-item>
        <text:list-item>
          <text:p text:style-name="P3">isolating an aspect while hiding the rest and making that the centre of the frame.</text:p>
        </text:list-item>
        <text:list-item>
          <text:p text:style-name="P3">Dissassemble and reassemble the whole model. For better viewing purposes.</text:p>
        </text:list-item>
        <text:list-item>
          <text:p text:style-name="P3">Host it and test it both on the web and on mobile as well.</text:p>
        </text:list-item>
      </text:list>
      <text:p text:style-name="Standard"/>
      <text:p text:style-name="Standard"/>
      <text:p text:style-name="Standard"/>
      <text:p text:style-name="Standard">Research: To create web-based VR content I will need Webgl Build as part of my Unity engine.</text:p>
      <text:p text:style-name="Standard"/>
      <text:p text:style-name="Standard"/>
      <text:p text:style-name="Standard">Challenge: My version of Unity doesn't have the Add modules option from the unity hub interface.</text:p>
      <text:p text:style-name="Standard"/>
      <text:p text:style-name="Standard">I have to download the webgl package separately. Size of package for installation is too large for <text:s/><text:soft-page-break/>my HDD.</text:p>
      <text:p text:style-name="Standard"/>
      <text:p text:style-name="Standard">Reviewing the learning resource material, I have come to a conclusion that this wouldn't give me the result, the sort of outcome and interaction I am looking for.</text:p>
      <text:p text:style-name="Standard"/>
      <text:p text:style-name="Standard">TRYING SOMETHING ELSE.</text:p>
      <text:p text:style-name="Standard"/>
      <text:p text:style-name="Standard">After reviewing it's clear I don't know how to do. What I envisioned in my head is a 3D model floating in space and users being able to rotate around it, zoom in and out and then pan left and right. The model will be able to be split apart/isolated from each other, viewed and then put back together. </text:p>
      <text:p text:style-name="Standard"/>
      <text:p text:style-name="Standard">Webgl was creating a VR experience, which is defeating the purpose of a headset less experience I wanted to offer the users.</text:p>
      <text:p text:style-name="Standard"/>
      <text:p text:style-name="Standard"/>
      <text:p text:style-name="Standard">EXPERIMENT:</text:p>
      <text:p text:style-name="Standard"/>
      <text:p text:style-name="Standard">Verge3D gives me the closest and quickest solution to what I want to achieve within a short time. </text:p>
      <text:p text:style-name="Standard">First step was is installing the verge3D app. The installation integrates with your disired 3D software.</text:p>
      <text:p text:style-name="Standard"/>
      <text:p text:style-name="Standard">I downloaded the Blender variant and installed that. Activating it as an add-on for blender.</text:p>
      <text:p text:style-name="Standard"/>
      <text:p text:style-name="Standard">Afterwards, <text:span text:style-name="T1">started by deleting the initial cube and and light that came in the scene file.</text:span></text:p>
      <text:p text:style-name="P2"/>
      <text:list xml:id="list4808937848174434591" text:style-name="L2">
        <text:list-item>
          <text:p text:style-name="P4">Create a block of a skeleton.</text:p>
          <text:p text:style-name="P4">Note: This experiment is not about the modeling but about getting interractivity with the model, whatever it is in the scene, get information about it through annotations. Isolate an aspect of the model and view it in detail and then reassemble with the remaining mesh within the virtual space.</text:p>
        </text:list-item>
        <text:list-item>
          <text:p text:style-name="P4">Save out my new blockout model but it didn't update the scene. Instead still showing the default cube that comes with the scene file.</text:p>
        </text:list-item>
        <text:list-item>
          <text:p text:style-name="P4">Verge3D works with .glTf file format. So exported my Block-skeleton as a .gltf and tried to override the original .gltf file. It still didn't <text:s/>work. It only presented a blank webpage when tested.</text:p>
        </text:list-item>
        <text:list-item>
          <text:p text:style-name="P4">Resolved it by rechecking my verge3D addon in blender and discovered it wasn't activated.</text:p>
        </text:list-item>
        <text:list-item>
          <text:p text:style-name="P4">Activated it and saved the new setting.</text:p>
        </text:list-item>
        <text:list-item>
          <text:p text:style-name="P4">Re-opened scene and tried exporting. Verge3D unique .gltf format was <text:s/>included to the list on the export menu.</text:p>
        </text:list-item>
        <text:list-item>
          <text:p text:style-name="P4">Exported my mesh using that unique format. Tried to run test run the scene but ran into another issue. Scene tried to load but it didn't work. My download manager kept downloading a .bin file.</text:p>
        </text:list-item>
        <text:list-item>
          <text:p text:style-name="P4">Tried dragging the bin file into the web browser but it kept on redownloading it that way.</text:p>
        </text:list-item>
        <text:list-item>
          <text:p text:style-name="P4">Researched online and found someone who had similar issue. Verge3D usses the .bin file to run the 3D model on the webpage but my download manager kept catching the file instead of the download and upload run in the background.</text:p>
        </text:list-item>
        <text:list-item>
          <text:p text:style-name="P4">I had to activate my download manager in my browser. And re-tried the test. It worked. </text:p>
        </text:list-item>
        <text:list-item>
          <text:p text:style-name="P4">Loaded my block-skeleton nicely. Also navigation was included automatically but Verge3D.</text:p>
        </text:list-item>
        <text:list-item>
          <text:p text:style-name="P4">See video link for test demo.</text:p>
        </text:list-item>
        <text:list-item>
          <text:p text:style-name="P11"><text:span text:style-name="T1">NEXT PHASE: work on highlighting each individual piece of the Block-skeleton. </text:span><text:soft-page-break/><text:span text:style-name="T1">(Mouse Over effects)</text:span></text:p>
        </text:list-item>
        <text:list-item>
          <text:p text:style-name="P6">Verge3D create interactivity using a graphical tool called Verge3D Puzzle. It is a graphical coding based on logic.</text:p>
        </text:list-item>
        <text:list-item>
          <text:p text:style-name="P6">Assigned a new material color to one aspect of the mesh to test it out first to make sure it would work in webgl. Saving alone doesn't work, You have to export the verge3D .gltf file everytime then test the export.</text:p>
        </text:list-item>
        <text:list-item>
          <text:p text:style-name="P6">Create two simple textures in Photoshop. Two basic colors. White and blue. </text:p>
        </text:list-item>
        <text:list-item>
          <text:p text:style-name="P6">My logic is 3D object has a default White texture, then it switches to Blue when hovered on and then swaps back to white when mouse is hovered out.</text:p>
        </text:list-item>
        <text:list-item>
          <text:p text:style-name="P6">Created material in blender called Main_Color and assigned it to the Torso. I renamed all the different parts of the block-skeleton.</text:p>
        </text:list-item>
        <text:list-item>
          <text:p text:style-name="P6">The white texture is the default textured assigned to the material. Mat_Color_White.</text:p>
        </text:list-item>
        <text:list-item>
          <text:p text:style-name="P11"><text:span text:style-name="T2">Back in the logic window of verge3D, I created a </text:span><text:span text:style-name="T1">'when hovered'</text:span><text:span text:style-name="T2"> logic. To replace the texture in Main_Color material with Mat_Color_Blue.jpg. The second part of the logic was to swap the color back. </text:span></text:p>
        </text:list-item>
        <text:list-item>
          <text:p text:style-name="P6">I couldn't find a revert logic node. So I included a replace texture logic node that would take the original white texture and assigned it back to material and then swap it with the white texture. Logically this didn't make sense <text:s/>but it seemed to work for what I wanted to achieve.</text:p>
        </text:list-item>
        <text:list-item>
          <text:p text:style-name="P6">See video for demonstration.</text:p>
        </text:list-item>
        <text:list-item>
          <text:p text:style-name="P6">I tried replicating the same process for the skull but it didn't work because I hadn't assigned the material to the Skull mesh. </text:p>
        </text:list-item>
        <text:list-item>
          <text:p text:style-name="P6">I did and treid to test by reloading my scene but lost all my progress because I didn't save the logic. Note: Always remember to save progress. Plus if I had used github for versioning I wouldn't have had this experience. </text:p>
        </text:list-item>
        <text:list-item>
          <text:p text:style-name="P6">I duplicated and tried the logic on the skull mesh. But it didn't quite work the way I wanted it to.</text:p>
        </text:list-item>
        <text:list-item>
          <text:p text:style-name="P6">When I hovered over the skull it would change the color but it also did that for the torso as well. </text:p>
        </text:list-item>
        <text:list-item>
          <text:p text:style-name="P6">The same thing happened when I tested the torso as well. </text:p>
        </text:list-item>
        <text:list-item>
          <text:p text:style-name="P6">See video for demon.</text:p>
        </text:list-item>
        <text:list-item>
          <text:p text:style-name="P6">I noticed that this happened because both mesh shared the sane material. So when the 'when hovred' logic was called it would affect both objects because they share the same material. I have to find a way to make the action happen independent of each item in the scene.</text:p>
        </text:list-item>
        <text:list-item>
          <text:p text:style-name="P6">I tried searching for a way to resolve this but the only logical approach would be to create a new material for each part of the mesh, then create a hover event in puzzles that triggered the change in material for each part.</text:p>
        </text:list-item>
        <text:list-item>
          <text:p text:style-name="P6">This solution didn't prove efficient because that would mean having multiple materials in blender which would subsequently result in a large file size. I had to come up with a solution that would place the work on the Verge3D software instead of Blender.</text:p>
        </text:list-item>
        <text:list-item>
          <text:p text:style-name="P6">From research I discovered an outline feature within Verge3D. To work with it, I first had to activate Outline effect in Blender which would then trigger the 'Outline' tag within verge3D. </text:p>
        </text:list-item>
        <text:list-item>
          <text:p text:style-name="P6">Next, I exported the model and went back to the Verge3D software. There, I linked the 'outline' tag to the 'When hovered' tag. And set the parameter to enabled for the skull when condition is set to 'Over' and disabled when condition is set to 'Out'.</text:p>
        </text:list-item>
        <text:list-item>
          <text:p text:style-name="P6">With this set, I was able to achieve the outline effect on the skull when the mouse is hovered over it.</text:p>
        </text:list-item>
        <text:list-item>
          <text:p text:style-name="P6">Once I got the desired hover effect working, I applied the 'When hovered' tag to each part of the block-skeleton and set the 'Outline' tag and parameters to the same values as I did for the skull. This gave me a long list of tags in my puzzles interface.</text:p>
          <text:p text:style-name="P10"><text:soft-page-break/>HIDING INDIVIDUAL PARTS</text:p>
        </text:list-item>
        <text:list-item>
          <text:p text:style-name="P6">The next phase of my experiment was isolating individual parts of the block-skeleton. The logic here is to click on any random part of the mesh and have it hide the rest leaving the clicked object in the view port/3D view space.</text:p>
        </text:list-item>
        <text:list-item>
          <text:p text:style-name="P6">I tried reusing the 'when clicked' tag introducing two new tags, 'hide' and 'Show'. I design the puzzle logic so that whenever the skull was clicked it would hide the torso and when clicked again would reverse that action.</text:p>
        </text:list-item>
        <text:list-item>
          <text:p text:style-name="P6">It worked as I wanted but I noticed that the action only happened once. Repeated clicks wouldn't reverse or trigger the process.</text:p>
        </text:list-item>
        <text:list-item>
          <text:p text:style-name="P6">Verge3D puzzles also has a logic and loop system. Thinking from a programming perperstive I tried using a loop to hide the other meshes each time I clicked on the skull. But each attempt either failed or only triggered the hide event once. After multiple attempts Verge3D finally crashed, due to what I suspect as the logic state entering an endless loop thus freezing the software.</text:p>
        </text:list-item>
        <text:list-item>
          <text:p text:style-name="P6">Restarting my system didn't solve it. So I had to recreate my project from scratch. Working smartly, I was able to copy my blocked-skeleton model over to the new project; but had to redo the puzzle logic from scratch.</text:p>
        </text:list-item>
        <text:list-item>
          <text:p text:style-name="P6">Retrying to get the hide/show functionality, I had to research on how best to work with Verge3D puzzles without combinning many logic tags and complicating the whole process.</text:p>
        </text:list-item>
        <text:list-item>
          <text:p text:style-name="P6">During my research I discovered an additional parameter under the gear icon. The extra feature allowed an action to be triggered when a user would click on an empty space.</text:p>
        </text:list-item>
        <text:list-item>
          <text:p text:style-name="P6">After experimenting with it I was able to <text:s/>get mesh behaving close to what I wanted.</text:p>
        </text:list-item>
        <text:list-item>
          <text:p text:style-name="P6">When the user clicked the skull all other meshes would be hideen and when ever they clicked on an empty space all other meshes would be unhidden. (see video for demo).</text:p>
        </text:list-item>
        <text:list-item>
          <text:p text:style-name="P6">This method also had it's shortcomings because when I tried replicating the logic across all meshes, the system would only activate the last logic tag ignoring everything else that came before it. So if the foot was the last object with the logic, it would only work for the foot and ignore all previous meshes, thus making only the foot to work.</text:p>
        </text:list-item>
        <text:list-item>
          <text:p text:style-name="P6">This was corrected however by swapping out the tag for the specific object and replacing with an 'all objects' tag. Then I assigned a show tag to the object selected. This corrected the error. Now when I clicked on any part of the object it would hide other meshes while leaving the selected object on screen. (See video demo).</text:p>
        </text:list-item>
      </text:list>
      <text:p text:style-name="P9">SELECTING AND SEPARATING INDIVIDUAL PARTS</text:p>
      <text:list xml:id="list6390599304518438151" text:style-name="L3">
        <text:list-item>
          <text:p text:style-name="P7">This part of the experiment was the most tricky part.</text:p>
        </text:list-item>
        <text:list-item>
          <text:p text:style-name="P7">The challenge of this part was, I wanted anobject to be selected and then dragged in any diurection the user moved the mouse, the challenge was that the same functionality that hid the objects, would be the same to select and move the object. So while testing this, there was always a conflict. Including the click and drag function would always hide the other meshes while making the selected object movable across the screen. The intended outcome however was to make each object movable in virtual space while leaving the state of other meshes the same, but hide other objects when doubled clicked</text:p>
        </text:list-item>
        <text:list-item>
          <text:p text:style-name="P7">I experimented by combining more tags to the click function which just further complicated the entire logic system. I tried working my way through the logic, deleting the hide/show functionality and focusing on the click and drag feature. I imagine if I could succesffuly solve that I would be able to implement the hide/show feature much easily.</text:p>
        </text:list-item>
        <text:list-item>
          <text:p text:style-name="P7">This approached proved more useful than I anticipated. During my workings I discovered a way to stramline my highlight feature to a single 'When hoevered' tag, which made my workspace much cleaner.</text:p>
        </text:list-item>
        <text:list-item>
          <text:p text:style-name="P7">My understanding of the streamlined approach also made me achieve the click and select feature as well. (See video demo)</text:p>
        </text:list-item>
        <text:list-item>
          <text:p text:style-name="P7">my next huddle was to then provide a trigger/action that would reset all objects back to their <text:soft-page-break/>default location in virtual space.</text:p>
        </text:list-item>
        <text:list-item>
          <text:p text:style-name="P7">After multiple attempts and failings, I came across a post on the Verge3D forum where someone suggested how to snap objects to an empty ohject.</text:p>
        </text:list-item>
        <text:list-item>
          <text:p text:style-name="P7">So, I created an empty object in blender and reset all transformation so it would be placed at the point of origin in 3D space. The reason for this was, when an object is assigned to the empty object the state would be altered by the value of the empty object. I also reset the transformation for all individual parts of the block-skeleton, this stopped the meshes from changing scale when clicked.</text:p>
        </text:list-item>
        <text:list-item>
          <text:p text:style-name="P7">Once all transformation and objects were set, I created the Logic state to snap the selected object to the empty object. Which worked perfectly without altering the selection functionality. (see video demo)</text:p>
        </text:list-item>
      </text:list>
      <text:p text:style-name="P5"/>
      <text:p text:style-name="P9">FINAL FEATURES</text:p>
      <text:list xml:id="list2248634081174870441" text:style-name="L4">
        <text:list-item>
          <text:p text:style-name="P8">With the main features sorted, I then returned to implemeting the hide/show feature.</text:p>
        </text:list-item>
        <text:list-item>
          <text:p text:style-name="P8">On my first attempt I encountered the same conflict I did previously. Unable to move individual parts due to the mesh being hidden immedaitely I cliked on the mesh.</text:p>
        </text:list-item>
        <text:list-item>
          <text:p text:style-name="P8">With a better understanding of the logic tags, I proceeded to assign the hide functionality to the middle mouse click button,that way when I left clicked on an object it would be movable while retaining it's visibility.</text:p>
          <text:p text:style-name="P8">-With that feature added, my experiment was completed and I was able to achieve the goals I set out to at the begnning. Namely:</text:p>
        </text:list-item>
        <text:list-item>
          <text:p text:style-name="P8">- Selecting individual parts and hiding them</text:p>
        </text:list-item>
        <text:list-item>
          <text:p text:style-name="P8">- selecting and moving individual parts of the mesh</text:p>
        </text:list-item>
        <text:list-item>
          <text:p text:style-name="P8">- a highlight effect whenever the mouse hovered any part of the mesh</text:p>
        </text:list-item>
        <text:list-item>
          <text:p text:style-name="P8">- an added reset feature for each mesh moved from it's original point.</text:p>
        </text:list-item>
      </text:list>
      <text:p text:style-name="P5"/>
      <text:p text:style-name="P5">Note: Keys functionality</text:p>
      <text:p text:style-name="P5">LMB – Select and drag an object</text:p>
      <text:p text:style-name="P5">MMB – Hide/show an object</text:p>
      <text:p text:style-name="P5">RMB – Snap select object back to original point.</text:p>
      <text:p text:style-name="P5">LMB (on virual space) – Rotate camera view</text:p>
      <text:p text:style-name="P5">MMB Click – (on virtual space) – Pan camera view</text:p>
      <text:p text:style-name="P5">MMB Roll (on virtual space) – Zoom in /Zoom out</text:p>
      <text:p text:style-name="P5"/>
      <text:p text:style-name="P5">(See Video for full demo)</text:p>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22H34M13S</meta:editing-duration>
    <meta:editing-cycles>35</meta:editing-cycles>
    <meta:generator>OpenOffice/4.1.13$Win32 OpenOffice.org_project/4113m1$Build-9810</meta:generator>
    <dc:date>2023-03-23T04:24:16.20</dc:date>
    <dc:creator>Tughu Aiyewa</dc:creator>
    <meta:document-statistic meta:table-count="0" meta:image-count="0" meta:object-count="0" meta:page-count="5" meta:paragraph-count="108" meta:word-count="2464" meta:character-count="13829"/>
    <meta:user-defined meta:name="Info 1"/>
    <meta:user-defined meta:name="Info 2"/>
    <meta:user-defined meta:name="Info 3"/>
    <meta:user-defined meta:name="Info 4"/>
  </office:meta>
</office:document-meta>
</file>